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fo:language="en" fo:country="US" officeooo:rsid="002db1d9" officeooo:paragraph-rsid="002db1d9"/>
    </style:style>
    <style:style style:name="P2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rsid="002db1d9" officeooo:paragraph-rsid="002db1d9"/>
    </style:style>
    <style:style style:name="P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/>
    </style:style>
    <style:style style:name="P4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color="#000000"/>
    </style:style>
    <style:style style:name="P5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fo:language="en" fo:country="US" officeooo:rsid="00255bdb" officeooo:paragraph-rsid="00255bdb"/>
    </style:style>
    <style:style style:name="P6" style:family="paragraph" style:parent-style-name="Standard">
      <style:paragraph-properties fo:text-align="justify" style:justify-single-word="false"/>
      <style:text-properties fo:language="en" fo:country="US" officeooo:rsid="00505188" officeooo:paragraph-rsid="004fa5e7"/>
    </style:style>
    <style:style style:name="P7" style:family="paragraph" style:parent-style-name="Standard">
      <style:paragraph-properties fo:text-align="justify" style:justify-single-word="false"/>
      <style:text-properties fo:language="en" fo:country="US" officeooo:rsid="00521809" officeooo:paragraph-rsid="00521809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55bdb"/>
    </style:style>
  </office:automatic-styles>
  <office:body>
    <office:text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- Historia do poste</text:p>
      <text:p text:style-name="P3"><text:s text:c="8"/>- Tecnologia de um poste</text:p>
      <text:p text:style-name="P3">- Tecnologias de lampadas</text:p>
      <text:p text:style-name="P3">- Consumos</text:p>
      <text:p text:style-name="P4">- Custos associados</text:p>
      <text:p text:style-name="P2"><text:span text:style-name="T2">L</text:span><text:span text:style-name="T1">umen – (lm) measure of the total amount of visible light from a light source</text:span></text:p>
      <text:p text:style-name="P1">Lumens per Watt (lm/W) useful way to measure the efficacy of lighting products</text:p>
      <text:p text:style-name="P5">Gas-discharge lamps: family of artificial light sources that generate light by sending an electric discharge through an ionized gas</text:p>
      <text:p text:style-name="P6"/>
      <text:p text:style-name="P6"/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31T18:33:42.320740765</meta:creation-date>
    <dc:date>2021-11-03T22:22:46.723953524</dc:date>
    <meta:editing-duration>PT2H22M9S</meta:editing-duration>
    <meta:editing-cycles>12</meta:editing-cycles>
    <meta:generator>LibreOffice/6.4.7.2$Linux_X86_64 LibreOffice_project/40$Build-2</meta:generator>
    <meta:document-statistic meta:table-count="0" meta:image-count="0" meta:object-count="0" meta:page-count="1" meta:paragraph-count="8" meta:word-count="64" meta:character-count="391" meta:non-whitespace-character-count="326"/>
  </office:meta>
</office:document-meta>
</file>